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3333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middle" draw:auto-grow-height="true" fo:min-height="0.243cm" fo:padding-top="0.051cm" fo:padding-bottom="0.051cm" fo:padding-left="0.178cm" fo:padding-right="0.178cm" fo:wrap-option="wrap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middle" draw:auto-grow-height="true" fo:min-height="0.243cm" fo:padding-top="0.051cm" fo:padding-bottom="0.051cm" fo:padding-left="0.178cm" fo:padding-right="0.178cm" fo:wrap-option="wrap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middle" draw:auto-grow-height="true" fo:min-height="0.243cm" fo:padding-top="0.051cm" fo:padding-bottom="0.051cm" fo:padding-left="0.178cm" fo:padding-right="0.178cm" fo:wrap-option="wrap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center" draw:textarea-vertical-align="middle" draw:auto-grow-height="true" fo:min-height="0.243cm" fo:padding-top="0.051cm" fo:padding-bottom="0.051cm" fo:padding-left="0.178cm" fo:padding-right="0.178cm" fo:wrap-option="wrap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right" draw:textarea-vertical-align="middle" draw:auto-grow-height="false" fo:padding-top="0cm" fo:padding-bottom="0cm" fo:padding-left="1.27cm" fo:padding-right="0.254cm" fo:wrap-option="wrap" draw:shadow="hidden" draw:shadow-offset-x="0.2cm" draw:shadow-offset-y="0.2cm" draw:shadow-color="#808080" style:protect="size"/>
    </style:style>
    <style:style style:name="gr12" style:family="graphic">
      <style:graphic-properties style:protect="size"/>
    </style:style>
    <style:style style:name="gr1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right" draw:textarea-vertical-align="middle" draw:auto-grow-height="false" fo:padding-top="0cm" fo:padding-bottom="0cm" fo:padding-left="1.016cm" fo:padding-right="0.254cm" fo:wrap-option="wrap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cccccc" draw:textarea-horizontal-align="center" draw:textarea-vertical-align="middle" draw:auto-grow-height="false" fo:padding-top="0.125cm" fo:padding-bottom="0.125cm" fo:padding-left="0.254cm" fo:padding-right="0.254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middle" draw:auto-grow-height="false" fo:padding-top="0.051cm" fo:padding-bottom="0.051cm" fo:padding-left="0.178cm" fo:padding-right="0.178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3465a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center" draw:textarea-vertical-align="middle" draw:auto-grow-height="true" fo:min-height="0.243cm" fo:padding-top="0.025cm" fo:padding-bottom="0.025cm" fo:padding-left="0.025cm" fo:padding-right="0.025cm" fo:wrap-option="wrap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true" fo:min-height="1.24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center" draw:textarea-vertical-align="middle" draw:auto-grow-height="true" fo:min-height="0.243cm" fo:padding-top="0.051cm" fo:padding-bottom="0.051cm" fo:padding-left="0.178cm" fo:padding-right="0.178cm" fo:wrap-option="wrap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center" draw:textarea-vertical-align="bottom" draw:auto-grow-height="false" fo:min-height="0.879cm" fo:padding-top="0.051cm" fo:padding-bottom="0.051cm" fo:padding-left="0.178cm" fo:padding-right="0.178cm" fo:wrap-option="wrap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center" draw:textarea-vertical-align="middle" draw:auto-grow-height="true" fo:min-height="0.273cm" fo:padding-top="0.025cm" fo:padding-bottom="0.025cm" fo:padding-left="0.025cm" fo:padding-right="0.025cm" fo:wrap-option="wrap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center" draw:textarea-vertical-align="middle" draw:auto-grow-height="true" fo:min-height="0.273cm" fo:padding-top="0.025cm" fo:padding-bottom="0.025cm" fo:padding-left="0.025cm" fo:padding-right="0.025cm" fo:wrap-option="wrap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center" draw:textarea-vertical-align="middle" draw:auto-grow-height="true" fo:min-height="0.273cm" fo:padding-top="0.025cm" fo:padding-bottom="0.025cm" fo:padding-left="0.025cm" fo:padding-right="0.025cm" fo:wrap-option="wrap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center" draw:textarea-vertical-align="middle" draw:auto-grow-height="true" fo:min-height="0.273cm" fo:padding-top="0.025cm" fo:padding-bottom="0.025cm" fo:padding-left="0.025cm" fo:padding-right="0.025cm" fo:wrap-option="wrap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middle" draw:auto-grow-height="true" fo:min-height="0.243cm" fo:padding-top="0.051cm" fo:padding-bottom="0.051cm" fo:padding-left="0.178cm" fo:padding-right="0.178cm" fo:wrap-option="wrap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center" draw:textarea-vertical-align="middle" draw:auto-grow-height="true" fo:min-height="0.243cm" fo:padding-top="0.051cm" fo:padding-bottom="0.051cm" fo:padding-left="0.178cm" fo:padding-right="0.178cm" fo:wrap-option="wrap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center" draw:textarea-vertical-align="bottom" draw:auto-grow-height="false" fo:min-height="0.879cm" fo:padding-top="0.051cm" fo:padding-bottom="0.051cm" fo:padding-left="0.178cm" fo:padding-right="0.178cm" fo:wrap-option="wrap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middle" draw:auto-grow-height="true" fo:min-height="1.121cm" fo:padding-top="0.051cm" fo:padding-bottom="0.051cm" fo:padding-left="0.178cm" fo:padding-right="0.178cm" fo:wrap-option="wrap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left" draw:textarea-vertical-align="top" draw:auto-grow-height="true" fo:min-height="0.259cm" fo:padding-top="0.051cm" fo:padding-bottom="0.051cm" fo:padding-left="0.178cm" fo:padding-right="0.178cm" fo:wrap-option="wrap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eeeeee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eeeeee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eeeeee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middle" draw:auto-grow-height="true" fo:min-height="0.243cm" fo:padding-top="0.051cm" fo:padding-bottom="0.051cm" fo:padding-left="0.178cm" fo:padding-right="0.178cm" fo:wrap-option="wrap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center" draw:textarea-vertical-align="middle" draw:auto-grow-height="true" fo:min-height="0.243cm" fo:padding-top="0.051cm" fo:padding-bottom="0.051cm" fo:padding-left="0.178cm" fo:padding-right="0.178cm" fo:wrap-option="wrap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center" draw:textarea-vertical-align="bottom" draw:auto-grow-height="false" fo:min-height="0.879cm" fo:padding-top="0.051cm" fo:padding-bottom="0.051cm" fo:padding-left="0.178cm" fo:padding-right="0.178cm" fo:wrap-option="wrap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middle" draw:auto-grow-height="true" fo:min-height="1.121cm" fo:padding-top="0.051cm" fo:padding-bottom="0.051cm" fo:padding-left="0.178cm" fo:padding-right="0.178cm" fo:wrap-option="wrap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left" draw:textarea-vertical-align="top" draw:auto-grow-height="true" fo:min-height="0.259cm" fo:padding-top="0.051cm" fo:padding-bottom="0.051cm" fo:padding-left="0.178cm" fo:padding-right="0.178cm" fo:wrap-option="wrap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eeeeee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eeeeee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eeeeee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center" draw:textarea-vertical-align="middle" draw:auto-grow-height="true" fo:min-height="0.273cm" fo:padding-top="0.025cm" fo:padding-bottom="0.025cm" fo:padding-left="0.025cm" fo:padding-right="0.025cm" fo:wrap-option="wrap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center" draw:textarea-vertical-align="middle" draw:auto-grow-height="true" fo:min-height="0.273cm" fo:padding-top="0.025cm" fo:padding-bottom="0.025cm" fo:padding-left="0.025cm" fo:padding-right="0.025cm" fo:wrap-option="wrap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center" draw:textarea-vertical-align="middle" draw:auto-grow-height="true" fo:min-height="0.273cm" fo:padding-top="0.025cm" fo:padding-bottom="0.025cm" fo:padding-left="0.025cm" fo:padding-right="0.025cm" fo:wrap-option="wrap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center" draw:textarea-vertical-align="middle" draw:auto-grow-height="true" fo:min-height="0.273cm" fo:padding-top="0.025cm" fo:padding-bottom="0.025cm" fo:padding-left="0.025cm" fo:padding-right="0.025cm" fo:wrap-option="wrap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middle" draw:auto-grow-height="true" fo:min-height="0.243cm" fo:padding-top="0.051cm" fo:padding-bottom="0.051cm" fo:padding-left="0.178cm" fo:padding-right="0.178cm" fo:wrap-option="wrap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center" draw:textarea-vertical-align="middle" draw:auto-grow-height="true" fo:min-height="0.243cm" fo:padding-top="0.051cm" fo:padding-bottom="0.051cm" fo:padding-left="0.178cm" fo:padding-right="0.178cm" fo:wrap-option="wrap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center" draw:textarea-vertical-align="bottom" draw:auto-grow-height="false" fo:min-height="0.879cm" fo:padding-top="0.051cm" fo:padding-bottom="0.051cm" fo:padding-left="0.178cm" fo:padding-right="0.178cm" fo:wrap-option="wrap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middle" draw:auto-grow-height="true" fo:min-height="1.121cm" fo:padding-top="0.051cm" fo:padding-bottom="0.051cm" fo:padding-left="0.178cm" fo:padding-right="0.178cm" fo:wrap-option="wrap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9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left" draw:textarea-vertical-align="top" draw:auto-grow-height="true" fo:min-height="0.259cm" fo:padding-top="0.051cm" fo:padding-bottom="0.051cm" fo:padding-left="0.178cm" fo:padding-right="0.178cm" fo:wrap-option="wrap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eeeeee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eeeeee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eeeeee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0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middle" draw:auto-grow-height="true" fo:min-height="0.243cm" fo:padding-top="0.051cm" fo:padding-bottom="0.051cm" fo:padding-left="0.178cm" fo:padding-right="0.178cm" fo:wrap-option="wrap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left" draw:textarea-vertical-align="middle" draw:auto-grow-height="true" fo:min-height="0.243cm" fo:padding-top="0.051cm" fo:padding-bottom="0.051cm" fo:padding-left="0.178cm" fo:padding-right="0.178cm" fo:wrap-option="wrap" draw:shadow="hidden" draw:shadow-offset-x="0.2cm" draw:shadow-offset-y="0.2cm" draw:shadow-color="#808080"/>
    </style:style>
    <style:style style:name="gr11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1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1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6e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2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e6e6ff" draw:textarea-horizontal-align="justify" draw:textarea-vertical-align="top" draw:auto-grow-height="true" fo:min-height="0.406cm" fo:padding-top="0.051cm" fo:padding-bottom="0.051cm" fo:padding-left="0.127cm" fo:padding-right="0.127cm" fo:wrap-option="wrap" draw:shadow="hidden" draw:shadow-offset-x="0.2cm" draw:shadow-offset-y="0.2cm" draw:shadow-color="#808080"/>
    </style:style>
    <style:style style:name="gr121" style:family="graphic" style:parent-style-name="standard" style:list-style-name="L1">
      <style:graphic-properties draw:stroke="solid" svg:stroke-width="0cm" svg:stroke-color="#6666f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solid" svg:stroke-width="0cm" svg:stroke-color="#6666f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solid" svg:stroke-width="0cm" svg:stroke-color="#6666f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solid" svg:stroke-width="0cm" svg:stroke-color="#6666f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solid" svg:stroke-width="0cm" svg:stroke-color="#6666f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127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128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co1" style:family="table-column">
      <style:table-column-properties style:column-width="3.922cm" style:use-optimal-column-width="false"/>
    </style:style>
    <style:style style:name="co2" style:family="table-column">
      <style:table-column-properties style:column-width="3.929cm" style:use-optimal-column-width="false"/>
    </style:style>
    <style:style style:name="ro1" style:family="table-row">
      <style:table-row-properties style:row-height="0.792cm"/>
    </style:style>
    <style:style style:name="ro2" style:family="table-row">
      <style:table-row-properties style:row-height="1.696cm"/>
    </style:style>
    <style:style style:name="ce1" style:family="table-cell">
      <style:graphic-properties draw:fill="solid" draw:fill-color="#eeeee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808080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80808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2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name-complex="Mangal" style:font-size-complex="12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justify" fo:text-indent="0cm"/>
    </style:style>
    <style:style style:name="P13" style:family="paragraph">
      <style:paragraph-properties fo:margin-left="0cm" fo:margin-right="0cm" fo:margin-top="0cm" fo:margin-bottom="0cm" fo:line-height="100%" fo:text-align="justify" fo:text-indent="0cm"/>
      <style:text-properties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Microsoft YaHei" style:font-size-asian="5pt" style:font-style-asian="normal" style:font-weight-asian="normal" style:font-name-complex="Mangal" style:font-size-complex="5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color="#808080" style:text-outline="false" style:text-line-through-style="none" style:text-line-through-type="none" style:font-name="Arial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color="#80808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color="#808080" style:text-outline="false" style:text-line-through-style="none" style:text-line-through-type="none" style:font-name="Arial" fo:font-size="4pt" fo:font-style="normal" fo:text-shadow="none" style:text-underline-style="none" fo:font-weight="normal" style:letter-kerning="true" style:font-name-asian="Microsoft YaHei" style:font-size-asian="4pt" style:font-style-asian="normal" style:font-weight-asian="normal" style:font-name-complex="Mangal" style:font-size-complex="4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fo:color="#808080" style:text-outline="false" style:text-line-through-style="none" style:text-line-through-type="none" style:font-name="Arial" fo:font-size="6pt" fo:font-style="normal" fo:text-shadow="none" style:text-underline-style="none" fo:font-weight="bold" style:letter-kerning="true" style:font-name-asian="Microsoft YaHei" style:font-size-asian="6pt" style:font-style-asian="normal" style:font-weight-asian="bold" style:font-name-complex="Mangal" style:font-size-complex="6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fo:color="#6666ff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style:paragraph-properties fo:margin-left="0cm" fo:margin-right="0cm" fo:margin-top="0cm" fo:margin-bottom="0cm" fo:line-height="100%" fo:text-indent="0cm"/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style:style style:name="T1" style:family="text"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letter-kerning="true" style:font-name-asian="Microsoft YaHei" style:font-size-asian="6pt" style:font-style-asian="normal" style:font-weight-asian="bold" style:font-name-complex="Mangal" style:font-size-complex="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Microsoft YaHei" style:font-size-asian="5pt" style:font-style-asian="normal" style:font-weight-asian="normal" style:font-name-complex="Mangal" style:font-size-complex="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808080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Microsoft YaHei" style:font-size-asian="5pt" style:font-style-asian="normal" style:font-weight-asian="normal" style:font-name-complex="Mangal" style:font-size-complex="5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808080" style:text-outline="false" style:text-line-through-style="none" style:text-line-through-type="none" style:font-name="Arial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Mangal" style:font-size-complex="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808080" style:text-outline="false" style:text-line-through-style="none" style:text-line-through-type="none" style:font-name="Arial" fo:font-size="6pt" fo:font-style="normal" fo:text-shadow="none" style:text-underline-style="none" fo:font-weight="bold" style:letter-kerning="true" style:font-name-asian="Microsoft YaHei" style:font-size-asian="6pt" style:font-style-asian="normal" style:font-weight-asian="bold" style:font-name-complex="Mangal" style:font-size-complex="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808080" style:text-outline="false" style:text-line-through-style="none" style:text-line-through-type="none" style:font-name="Arial" fo:font-size="6pt" fo:font-style="italic" fo:text-shadow="none" style:text-underline-style="none" fo:font-weight="normal" style:letter-kerning="true" style:font-name-asian="Microsoft YaHei" style:font-size-asian="6pt" style:font-style-asian="italic" style:font-weight-asian="normal" style:font-name-complex="Mangal" style:font-size-complex="6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808080" style:text-outline="false" style:text-line-through-style="none" style:text-line-through-type="none" style:font-name="Arial" fo:font-size="4pt" fo:font-style="normal" fo:text-shadow="none" style:text-underline-style="none" fo:font-weight="normal" style:letter-kerning="true" style:font-name-asian="Microsoft YaHei" style:font-size-asian="4pt" style:font-style-asian="normal" style:font-weight-asian="normal" style:font-name-complex="Mangal" style:font-size-complex="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6666ff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rect draw:style-name="gr1" draw:text-style-name="P2" draw:layer="layout" svg:width="27.7cm" svg:height="0.762cm" svg:x="1cm" svg:y="1.027cm">
          <text:p text:style-name="P1"><text:span text:style-name="T1">PAGE FLOW DIAGRAM</text:span></text:p>
        </draw:rect>
        <draw:rect draw:style-name="gr2" draw:text-style-name="P3" draw:layer="layout" svg:width="27.7cm" svg:height="0.762cm" svg:x="1cm" svg:y="1.789cm">
          <text:p text:style-name="P1"><text:span text:style-name="T2">Example : </text:span><text:span text:style-name="T3">Flow sequence of the user Sign in process in a website</text:span></text:p>
        </draw:rect>
        <draw:g draw:name="system box" xml:id="id5" draw:id="id5">
          <svg:title>system box</svg:title>
          <svg:desc>System box : Container System, Layer, Panel, black/white box, Windows mockup
-&gt; From UML System symbol (Use case diagram)</svg:desc>
          <draw:rect draw:style-name="gr3" draw:text-style-name="P4" draw:layer="layout" svg:width="6.831cm" svg:height="0.5cm" svg:x="1.381cm" svg:y="3.513cm">
            <text:p text:style-name="P1"><text:span text:style-name="T4">Start Page</text:span></text:p>
          </draw:rect>
          <draw:rect draw:style-name="gr4" draw:text-style-name="P5" draw:layer="layout" svg:width="6.831cm" svg:height="2.829cm" svg:x="1.381cm" svg:y="4.013cm">
            <text:p/>
          </draw:rect>
        </draw:g>
        <draw:g draw:name="system box" xml:id="id4" draw:id="id4">
          <svg:title>system box</svg:title>
          <svg:desc>System box : Container System, Layer, Panel, black/white box, Windows mockup
-&gt; From UML System symbol (Use case diagram)</svg:desc>
          <draw:rect draw:style-name="gr5" draw:text-style-name="P4" draw:layer="layout" svg:width="6.831cm" svg:height="0.5cm" svg:x="14.997cm" svg:y="3.667cm">
            <text:p text:style-name="P1"><text:span text:style-name="T4">Form Page</text:span></text:p>
          </draw:rect>
          <draw:rect draw:style-name="gr6" draw:text-style-name="P5" draw:layer="layout" svg:width="6.831cm" svg:height="2.829cm" svg:x="14.997cm" svg:y="4.167cm">
            <text:p/>
          </draw:rect>
        </draw:g>
        <draw:custom-shape draw:name="input-field" draw:style-name="gr7" draw:text-style-name="P6" draw:layer="layout" svg:width="2.667cm" svg:height="0.381cm" svg:x="15.295cm" svg:y="4.61cm">
          <svg:title>input field</svg:title>
          <svg:desc>mockup ui element</svg:desc>
          <text:p text:style-name="P1"><text:span text:style-name="T5">Login : 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input-field" draw:style-name="gr8" draw:text-style-name="P6" draw:layer="layout" svg:width="2.667cm" svg:height="0.381cm" svg:x="15.295cm" svg:y="5.118cm">
          <svg:title>input field</svg:title>
          <svg:desc>mockup ui element</svg:desc>
          <text:p text:style-name="P1"><text:span text:style-name="T5">Password : *****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input-field" draw:style-name="gr9" draw:text-style-name="P6" draw:layer="layout" svg:width="2.667cm" svg:height="0.381cm" svg:x="15.296cm" svg:y="5.626cm">
          <svg:title>input field</svg:title>
          <svg:desc>mockup ui element</svg:desc>
          <text:p text:style-name="P1"><text:span text:style-name="T5">Re password : *****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button" draw:style-name="gr10" draw:text-style-name="P6" draw:layer="layout" svg:width="1.397cm" svg:height="0.381cm" svg:x="19.286cm" svg:y="6.134cm">
          <svg:title>button</svg:title>
          <svg:desc>mockup ui element</svg:desc>
          <text:p text:style-name="P1"><text:span text:style-name="T5">Sign 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adio-button" draw:style-name="gr11" draw:text-style-name="P8" draw:layer="layout" svg:width="0.254cm" svg:height="0.254cm" svg:x="20.429cm" svg:y="4.637cm">
          <svg:title>radio-button</svg:title>
          <svg:desc>mockup ui element</svg:desc>
          <text:p text:style-name="P7"><text:span text:style-name="T5">Woma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radio-button-checked" draw:style-name="gr12">
          <svg:title>radio-button-checked</svg:title>
          <svg:desc>mockup ui element</svg:desc>
          <draw:custom-shape draw:style-name="gr13" draw:text-style-name="P8" draw:layer="layout" svg:width="0.279cm" svg:height="0.279cm" svg:x="18.753cm" svg:y="4.637cm">
            <text:p text:style-name="P7"><text:span text:style-name="T5">Man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" draw:layer="layout" svg:width="0.127cm" svg:height="0.127cm" svg:x="18.829cm" svg:y="4.7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select-field">
          <draw:custom-shape draw:style-name="gr15" draw:text-style-name="P6" draw:layer="layout" svg:width="2.666cm" svg:height="0.381cm" svg:x="18.652cm" svg:y="5.118cm">
            <text:p text:style-name="P1"><text:span text:style-name="T5">Select fiel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6" draw:text-style-name="P9" draw:layer="layout" svg:width="0.254cm" svg:height="0.318cm" svg:x="20.938cm" svg:y="5.14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9" draw:layer="layout" svg:width="0.178cm" svg:height="0.178cm" draw:transform="rotate (1.5707963267949) translate (20.976cm 5.397cm)">
              <text:p/>
              <draw:enhanced-geometry svg:viewBox="0 0 21600 21600" draw:mirror-horizontal="false" draw:mirror-vertical="true" draw:text-areas="0 0 21600 21600" draw:type="chevron" draw:modifiers="10672.9411764706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g draw:name="system box">
          <svg:title>system box</svg:title>
          <svg:desc>System box : Container System, Layer, Panel, black/white box, Windows mockup
-&gt; From UML System symbol (Use case diagram)</svg:desc>
          <draw:rect draw:style-name="gr18" draw:text-style-name="P4" draw:layer="layout" svg:width="6.831cm" svg:height="0.5cm" svg:x="12.202cm" svg:y="12.049cm">
            <text:p text:style-name="P1"><text:span text:style-name="T4">End Page</text:span></text:p>
          </draw:rect>
          <draw:rect draw:style-name="gr19" draw:text-style-name="P5" draw:layer="layout" svg:width="6.831cm" svg:height="2.829cm" svg:x="12.202cm" svg:y="12.549cm">
            <text:p text:style-name="P1"><text:span text:style-name="T6">Mockup</text:span></text:p>
          </draw:rect>
        </draw:g>
        <draw:g draw:name="entity" xml:id="id1" draw:id="id1">
          <svg:title>entity</svg:title>
          <svg:desc>Entity : Data, Class, Object and Form
- With attributes, types and options
- With processes, parameters and returns 
-&gt; From Entity-Relationship symbol 
-&gt; From UML Use Case and Class symbol</svg:desc>
          <draw:custom-shape draw:style-name="gr20" draw:text-style-name="P4" draw:layer="layout" svg:width="3.556cm" svg:height="0.508cm" svg:x="24.495cm" svg:y="5.445cm">
            <text:p text:style-name="P1"><text:span text:style-name="T4">Data Ent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0" draw:layer="layout" svg:width="3.556cm" svg:height="0.508cm" svg:x="24.495cm" svg:y="5.953cm">
            <text:p text:style-name="P7"><text:span text:style-name="T6">Attribu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0" draw:layer="layout" svg:width="3.556cm" svg:height="0.508cm" svg:x="24.495cm" svg:y="6.461cm">
            <text:p text:style-name="P7"><text:span text:style-name="T6">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entity" xml:id="id2" draw:id="id2">
          <svg:title>entity</svg:title>
          <svg:desc>Entity : Data, Class, Object and Form
- With attributes, types and options
- With processes, parameters and returns 
-&gt; From Entity-Relationship symbol 
-&gt; From UML Use Case and Class symbol</svg:desc>
          <draw:custom-shape draw:style-name="gr23" draw:text-style-name="P4" draw:layer="layout" svg:width="3.556cm" svg:height="0.508cm" svg:x="24.495cm" svg:y="8.366cm">
            <text:p text:style-name="P1"><text:span text:style-name="T4">Nested Data Ent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0" draw:layer="layout" svg:width="3.556cm" svg:height="0.508cm" svg:x="24.495cm" svg:y="8.874cm">
            <text:p text:style-name="P7"><text:span text:style-name="T6">Attribu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0" draw:layer="layout" svg:width="3.556cm" svg:height="0.508cm" svg:x="24.495cm" svg:y="9.382cm">
            <text:p text:style-name="P7"><text:span text:style-name="T6">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name="connector" draw:style-name="gr26" draw:text-style-name="P11" draw:layer="layout" svg:x1="26.273cm" svg:y1="6.969cm" svg:x2="26.273cm" svg:y2="8.366cm" draw:start-shape="id1" draw:start-glue-point="2" draw:end-shape="id2" draw:end-glue-point="0" svg:d="M26273 6969v1397" svg:viewBox="0 0 1 1398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 text:style-name="P1"><text:span text:style-name="T7">Connector</text:span></text:p>
        </draw:connector>
        <draw:custom-shape draw:name="menu" draw:style-name="gr27" draw:text-style-name="P6" draw:layer="layout" svg:width="4.953cm" svg:height="0.323cm" svg:x="1.635cm" svg:y="4.233cm">
          <svg:title>menu</svg:title>
          <svg:desc>mockup ui element</svg:desc>
          <text:p text:style-name="P1"><text:span text:style-name="T5">Menu <text:s text:c="5"/>item 1 <text:s text:c="4"/>item 2 <text:s text:c="4"/>item 3 <text:s text:c="5"/>…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-block" draw:style-name="gr28" draw:text-style-name="P13" draw:layer="layout" svg:width="2.667cm" svg:height="1.422cm" svg:x="3.894cm" svg:y="5.083cm">
          <svg:title>text block</svg:title>
          <svg:desc>ui mockup element</svg:desc>
          <text:p text:style-name="P12"><text:span text:style-name="T5">Text Block</text:span><text:span text:style-name="T8"> :</text:span><text:span text:style-name="T9"> </text:span><text:span text:style-name="T10">Lorem ipsum dolor sit amet, consectetuer adipiscing elit, sed diam nonummy nibh euismod tincidunt ut laoreet dolore magna aliquam erat volutpat.</text:span></text:p>
          <draw:enhanced-geometry svg:viewBox="0 0 21600 21600" draw:path-stretchpoint-x="10800" draw:path-stretchpoint-y="10800" draw:text-areas="?f3 ?f4 ?f5 ?f6" draw:type="round-rectangle" draw:modifiers="1921.581548599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button" draw:style-name="gr29" draw:text-style-name="P6" draw:layer="layout" svg:width="1.397cm" svg:height="0.381cm" svg:x="6.615cm" svg:y="4.556cm">
          <svg:title>button</svg:title>
          <svg:desc>mockup ui element</svg:desc>
          <text:p text:style-name="P1"><text:span text:style-name="T5">Sign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image">
          <svg:title>image</svg:title>
          <svg:desc>mockup ui element</svg:desc>
          <draw:custom-shape draw:style-name="gr30" draw:text-style-name="P6" draw:layer="layout" svg:width="2.032cm" svg:height="0.867cm" svg:x="1.634cm" svg:y="5.084cm">
            <text:p text:style-name="P1"><text:span text:style-name="T5">Imag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1" draw:text-style-name="P9" draw:layer="layout" svg:x1="1.731cm" svg:y1="5.084cm" svg:x2="3.57cm" svg:y2="5.933cm">
            <text:p/>
          </draw:line>
          <draw:line draw:style-name="gr32" draw:text-style-name="P9" draw:layer="layout" svg:x1="1.731cm" svg:y1="5.933cm" svg:x2="3.57cm" svg:y2="5.084cm">
            <text:p/>
          </draw:line>
        </draw:g>
        <draw:g draw:name="entity">
          <svg:title>entity</svg:title>
          <svg:desc>Entity : Data, Class, Object and Form
- With attributes, types and options
- With processes, parameters and returns 
-&gt; From Entity-Relationship symbol 
-&gt; From UML Use Case and Class symbol</svg:desc>
          <draw:custom-shape draw:style-name="gr33" draw:text-style-name="P4" draw:layer="layout" svg:width="3.556cm" svg:height="0.508cm" svg:x="24.495cm" svg:y="12.049cm">
            <text:p text:style-name="P1"><text:span text:style-name="T4">JSON Data Ent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0" draw:layer="layout" svg:width="3.556cm" svg:height="0.508cm" svg:x="24.495cm" svg:y="12.557cm">
            <text:p text:style-name="P7"><text:span text:style-name="T6">Attribu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0" draw:layer="layout" svg:width="3.556cm" svg:height="0.508cm" svg:x="24.495cm" svg:y="13.065cm">
            <text:p text:style-name="P7"><text:span text:style-name="T6">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tab">
          <svg:title>tab</svg:title>
          <svg:desc>mockup ui element</svg:desc>
          <draw:custom-shape draw:style-name="gr36" draw:text-style-name="P6" draw:layer="layout" svg:width="1.46cm" svg:height="0.357cm" svg:x="12.329cm" svg:y="13.024cm">
            <text:p text:style-name="P1"><text:span text:style-name="T5">Tab 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" draw:text-style-name="P6" draw:layer="layout" svg:width="1.459cm" svg:height="0.357cm" svg:x="13.789cm" svg:y="13.024cm">
            <text:p text:style-name="P1"><text:span text:style-name="T5">Tab 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6" draw:layer="layout" svg:width="1.46cm" svg:height="0.357cm" svg:x="15.248cm" svg:y="13.024cm">
            <text:p text:style-name="P1"><text:span text:style-name="T5">Tab 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6" draw:layer="layout" svg:width="1.459cm" svg:height="0.357cm" svg:x="16.708cm" svg:y="13.024cm">
            <text:p text:style-name="P1"><text:span text:style-name="T5">…</text:span><text:span text:style-name="T5">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9" draw:layer="layout" svg:width="5.842cm" svg:height="2.089cm" svg:x="12.329cm" svg:y="13.3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uccess-flash-message">
          <svg:title>success-flash-message</svg:title>
          <svg:desc>mockup ui element</svg:desc>
          <draw:custom-shape draw:style-name="gr41" draw:text-style-name="P6" draw:layer="layout" svg:width="2.667cm" svg:height="0.381cm" svg:x="14.488cm" svg:y="13.364cm">
            <text:p text:style-name="P1"><text:span text:style-name="T5">Success flash messag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2" draw:text-style-name="P9" draw:layer="layout" svg:width="0.635cm" svg:height="0.381cm" svg:x="13.978cm" svg:y="13.364cm">
              <text:p/>
              <draw:enhanced-geometry svg:viewBox="0 0 21600 21600" draw:type="rectangle" draw:enhanced-path="M 0 0 L 21600 0 21600 21600 0 21600 0 0 Z N"/>
            </draw:custom-shape>
            <draw:custom-shape draw:style-name="gr43" draw:text-style-name="P9" draw:layer="layout" svg:width="0.254cm" svg:height="0.254cm" draw:transform="rotate (1.5707963267949) translate (14.168cm 13.681cm)">
              <text:p/>
              <draw:enhanced-geometry svg:viewBox="0 0 21600 21600" draw:mirror-horizontal="false" draw:mirror-vertical="true" draw:text-areas="0 0 21600 21600" draw:type="chevron" draw:modifiers="10672.9411764706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custom-shape draw:name="button" draw:style-name="gr44" draw:text-style-name="P6" draw:layer="layout" svg:width="1.397cm" svg:height="0.381cm" svg:x="17.409cm" svg:y="12.602cm">
          <svg:title>button</svg:title>
          <svg:desc>mockup ui element</svg:desc>
          <text:p text:style-name="P1"><text:span text:style-name="T5">Sign 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image">
          <svg:title>image</svg:title>
          <svg:desc>mockup ui element</svg:desc>
          <draw:custom-shape draw:style-name="gr45" draw:text-style-name="P6" draw:layer="layout" svg:width="1.116cm" svg:height="1.097cm" svg:x="12.483cm" svg:y="13.491cm">
            <text:p text:style-name="P1"><text:span text:style-name="T5">Avata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6" draw:text-style-name="P9" draw:layer="layout" svg:x1="12.536cm" svg:y1="13.491cm" svg:x2="13.546cm" svg:y2="14.566cm">
            <text:p/>
          </draw:line>
          <draw:line draw:style-name="gr47" draw:text-style-name="P9" draw:layer="layout" svg:x1="12.536cm" svg:y1="14.566cm" svg:x2="13.546cm" svg:y2="13.491cm">
            <text:p/>
          </draw:line>
        </draw:g>
        <draw:g draw:name="WYSIWYG editor">
          <svg:title>WYSIWYG editor</svg:title>
          <svg:desc>mockup ui element</svg:desc>
          <draw:custom-shape draw:style-name="gr48" draw:text-style-name="P14" draw:layer="layout" svg:width="2.666cm" svg:height="1.293cm" svg:x="14.207cm" svg:y="14.028cm">
            <text:p text:style-name="P7"><text:span text:style-name="T5">Textarea field</text:span></text:p>
            <text:p text:style-name="P7"><text:span text:style-name="T11">with wysiwyg edito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9" draw:text-style-name="P15" draw:layer="layout" svg:width="0.254cm" svg:height="0.916cm" svg:x="16.543cm" svg:y="14.287cm">
              <text:p text:style-name="P1"><text:span text:style-name="T11">-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50" draw:text-style-name="P9" draw:layer="layout" svg:width="0.178cm" svg:height="0.178cm" draw:transform="rotate (1.5707963267949) translate (16.581cm 15.152cm)">
                <text:p/>
                <draw:enhanced-geometry svg:viewBox="0 0 21600 21600" draw:mirror-horizontal="false" draw:mirror-vertical="true" draw:text-areas="0 0 21600 21600" draw:type="chevron" draw:modifiers="10672.941176470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51" draw:text-style-name="P9" draw:layer="layout" svg:width="0.178cm" svg:height="0.178cm" draw:transform="rotate (1.5707963267949) translate (16.581cm 14.517cm)">
                <text:p/>
                <draw:enhanced-geometry svg:viewBox="0 0 21600 21600" draw:mirror-horizontal="false" draw:mirror-vertical="false" draw:text-areas="0 0 21600 21600" draw:type="chevron" draw:modifiers="10913.089005235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</draw:g>
          <draw:custom-shape draw:style-name="gr52" draw:text-style-name="P16" draw:layer="layout" svg:width="2.666cm" svg:height="0.381cm" svg:x="14.208cm" svg:y="13.845cm">
            <text:p text:style-name="P1"><text:span text:style-name="T12">b</text:span><text:span text:style-name="T11"> <text:s text:c="2"/></text:span><text:span text:style-name="T13">i</text:span><text:span text:style-name="T11"> <text:s text:c="3"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9" draw:layer="layout" svg:width="0.254cm" svg:height="0.281cm" svg:x="14.334cm" svg:y="13.8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9" draw:layer="layout" svg:width="0.254cm" svg:height="0.281cm" svg:x="14.634cm" svg:y="13.8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9" draw:layer="layout" svg:width="0.254cm" svg:height="0.281cm" svg:x="14.934cm" svg:y="13.89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6" draw:text-style-name="P17" draw:layer="layout" svg:width="0.711cm" svg:height="0.279cm" svg:x="15.274cm" svg:y="13.896cm">
            <text:p text:style-name="P1"><text:span text:style-name="T14">font family</text:span></text:p>
            <draw:enhanced-geometry svg:viewBox="0 0 21600 21600" draw:path-stretchpoint-x="10800" draw:path-stretchpoint-y="10800" draw:text-areas="?f3 ?f4 ?f5 ?f6" draw:type="round-rectangle" draw:modifiers="3134.1176470588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7" draw:layer="layout" svg:width="0.711cm" svg:height="0.279cm" svg:x="16.075cm" svg:y="13.896cm">
            <text:p text:style-name="P1"><text:span text:style-name="T14">font size</text:span></text:p>
            <draw:enhanced-geometry svg:viewBox="0 0 21600 21600" draw:path-stretchpoint-x="10800" draw:path-stretchpoint-y="10800" draw:text-areas="?f3 ?f4 ?f5 ?f6" draw:type="round-rectangle" draw:modifiers="3134.1176470588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name="entity">
          <svg:title>entity</svg:title>
          <svg:desc>Entity : Data, Class, Object and Form
- With attributes, types and options
- With processes, parameters and returns 
-&gt; From Entity-Relationship symbol 
-&gt; From UML Use Case and Class symbol</svg:desc>
          <draw:custom-shape draw:style-name="gr58" draw:text-style-name="P4" draw:layer="layout" svg:width="3.556cm" svg:height="0.508cm" svg:x="24.495cm" svg:y="14.462cm">
            <text:p text:style-name="P1"><text:span text:style-name="T4">XML Data Ent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10" draw:layer="layout" svg:width="3.556cm" svg:height="0.508cm" svg:x="24.495cm" svg:y="14.97cm">
            <text:p text:style-name="P7"><text:span text:style-name="T6">Attribu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10" draw:layer="layout" svg:width="3.556cm" svg:height="0.508cm" svg:x="24.495cm" svg:y="15.478cm">
            <text:p text:style-name="P7"><text:span text:style-name="T6">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ystem box" xml:id="id7" draw:id="id7">
          <svg:title>system box</svg:title>
          <svg:desc>System box : Container System, Layer, Panel, black/white box, Windows mockup
-&gt; From UML System symbol (Use case diagram)</svg:desc>
          <draw:rect draw:style-name="gr61" draw:text-style-name="P4" draw:layer="layout" svg:width="6.831cm" svg:height="0.5cm" svg:x="12.203cm" svg:y="12.05cm">
            <text:p text:style-name="P1"><text:span text:style-name="T4">End Page</text:span></text:p>
          </draw:rect>
          <draw:rect draw:style-name="gr62" draw:text-style-name="P5" draw:layer="layout" svg:width="6.831cm" svg:height="2.829cm" svg:x="12.203cm" svg:y="12.55cm">
            <text:p/>
          </draw:rect>
        </draw:g>
        <draw:g draw:name="success-flash-message">
          <svg:title>success-flash-message</svg:title>
          <svg:desc>mockup ui element</svg:desc>
          <draw:custom-shape draw:style-name="gr63" draw:text-style-name="P6" draw:layer="layout" svg:width="2.667cm" svg:height="0.381cm" svg:x="13.988cm" svg:y="12.693cm">
            <text:p text:style-name="P1"><text:span text:style-name="T5">Success flash messag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64" draw:text-style-name="P9" draw:layer="layout" svg:width="0.635cm" svg:height="0.381cm" svg:x="13.478cm" svg:y="12.693cm">
              <text:p/>
              <draw:enhanced-geometry svg:viewBox="0 0 21600 21600" draw:type="rectangle" draw:enhanced-path="M 0 0 L 21600 0 21600 21600 0 21600 0 0 Z N"/>
            </draw:custom-shape>
            <draw:custom-shape draw:style-name="gr65" draw:text-style-name="P9" draw:layer="layout" svg:width="0.254cm" svg:height="0.254cm" draw:transform="rotate (1.5707963267949) translate (13.668cm 13.01cm)">
              <text:p/>
              <draw:enhanced-geometry svg:viewBox="0 0 21600 21600" draw:mirror-horizontal="false" draw:mirror-vertical="true" draw:text-areas="0 0 21600 21600" draw:type="chevron" draw:modifiers="10672.9411764706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custom-shape draw:name="button" draw:style-name="gr66" draw:text-style-name="P6" draw:layer="layout" svg:width="1.397cm" svg:height="0.381cm" svg:x="17.41cm" svg:y="12.703cm">
          <svg:title>button</svg:title>
          <svg:desc>mockup ui element</svg:desc>
          <text:p text:style-name="P1"><text:span text:style-name="T5">Sign 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image">
          <svg:title>image</svg:title>
          <svg:desc>mockup ui element</svg:desc>
          <draw:custom-shape draw:style-name="gr67" draw:text-style-name="P6" draw:layer="layout" svg:width="1.116cm" svg:height="1.097cm" svg:x="12.811cm" svg:y="13.446cm">
            <text:p text:style-name="P1"><text:span text:style-name="T5">Avata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8" draw:text-style-name="P9" draw:layer="layout" svg:x1="12.864cm" svg:y1="13.446cm" svg:x2="13.874cm" svg:y2="14.521cm">
            <text:p/>
          </draw:line>
          <draw:line draw:style-name="gr69" draw:text-style-name="P9" draw:layer="layout" svg:x1="12.864cm" svg:y1="14.521cm" svg:x2="13.874cm" svg:y2="13.446cm">
            <text:p/>
          </draw:line>
        </draw:g>
        <draw:g draw:name="WYSIWYG editor">
          <svg:title>WYSIWYG editor</svg:title>
          <svg:desc>mockup ui element</svg:desc>
          <draw:custom-shape draw:style-name="gr70" draw:text-style-name="P14" draw:layer="layout" svg:width="2.666cm" svg:height="1.293cm" svg:x="14.281cm" svg:y="13.629cm">
            <text:p text:style-name="P7"><text:span text:style-name="T5">Textarea field</text:span></text:p>
            <text:p text:style-name="P7"><text:span text:style-name="T11">with wysiwyg edito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71" draw:text-style-name="P15" draw:layer="layout" svg:width="0.254cm" svg:height="0.916cm" svg:x="16.617cm" svg:y="13.888cm">
              <text:p text:style-name="P1"><text:span text:style-name="T11">-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72" draw:text-style-name="P9" draw:layer="layout" svg:width="0.178cm" svg:height="0.178cm" draw:transform="rotate (1.5707963267949) translate (16.655cm 14.753cm)">
                <text:p/>
                <draw:enhanced-geometry svg:viewBox="0 0 21600 21600" draw:mirror-horizontal="false" draw:mirror-vertical="true" draw:text-areas="0 0 21600 21600" draw:type="chevron" draw:modifiers="10672.941176470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73" draw:text-style-name="P9" draw:layer="layout" svg:width="0.178cm" svg:height="0.178cm" draw:transform="rotate (1.5707963267949) translate (16.655cm 14.118cm)">
                <text:p/>
                <draw:enhanced-geometry svg:viewBox="0 0 21600 21600" draw:mirror-horizontal="false" draw:mirror-vertical="false" draw:text-areas="0 0 21600 21600" draw:type="chevron" draw:modifiers="10913.089005235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</draw:g>
          <draw:custom-shape draw:style-name="gr74" draw:text-style-name="P16" draw:layer="layout" svg:width="2.666cm" svg:height="0.381cm" svg:x="14.282cm" svg:y="13.446cm">
            <text:p text:style-name="P1"><text:span text:style-name="T12">b</text:span><text:span text:style-name="T11"> <text:s text:c="2"/></text:span><text:span text:style-name="T13">i</text:span><text:span text:style-name="T11"> <text:s text:c="3"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5" draw:text-style-name="P9" draw:layer="layout" svg:width="0.254cm" svg:height="0.281cm" svg:x="14.408cm" svg:y="13.4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6" draw:text-style-name="P9" draw:layer="layout" svg:width="0.254cm" svg:height="0.281cm" svg:x="14.708cm" svg:y="13.4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7" draw:text-style-name="P9" draw:layer="layout" svg:width="0.254cm" svg:height="0.281cm" svg:x="15.008cm" svg:y="13.4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17" draw:layer="layout" svg:width="0.711cm" svg:height="0.279cm" svg:x="15.348cm" svg:y="13.497cm">
            <text:p text:style-name="P1"><text:span text:style-name="T14">font family</text:span></text:p>
            <draw:enhanced-geometry svg:viewBox="0 0 21600 21600" draw:path-stretchpoint-x="10800" draw:path-stretchpoint-y="10800" draw:text-areas="?f3 ?f4 ?f5 ?f6" draw:type="round-rectangle" draw:modifiers="3134.1176470588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9" draw:text-style-name="P17" draw:layer="layout" svg:width="0.711cm" svg:height="0.279cm" svg:x="16.149cm" svg:y="13.497cm">
            <text:p text:style-name="P1"><text:span text:style-name="T14">font size</text:span></text:p>
            <draw:enhanced-geometry svg:viewBox="0 0 21600 21600" draw:path-stretchpoint-x="10800" draw:path-stretchpoint-y="10800" draw:text-areas="?f3 ?f4 ?f5 ?f6" draw:type="round-rectangle" draw:modifiers="3134.1176470588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name="system box">
          <svg:title>system box</svg:title>
          <svg:desc>System box : Container System, Layer, Panel, black/white box, Windows mockup
-&gt; From UML System symbol (Use case diagram)</svg:desc>
          <draw:rect draw:style-name="gr80" draw:text-style-name="P4" draw:layer="layout" svg:width="6.831cm" svg:height="0.5cm" svg:x="2.27cm" svg:y="12.13cm">
            <text:p text:style-name="P1"><text:span text:style-name="T4">End Page</text:span></text:p>
          </draw:rect>
          <draw:rect draw:style-name="gr81" draw:text-style-name="P5" draw:layer="layout" svg:width="6.831cm" svg:height="2.829cm" svg:x="2.27cm" svg:y="12.63cm">
            <text:p text:style-name="P1"><text:span text:style-name="T6">Mockup</text:span></text:p>
          </draw:rect>
        </draw:g>
        <draw:g draw:name="tab">
          <svg:title>tab</svg:title>
          <svg:desc>mockup ui element</svg:desc>
          <draw:custom-shape draw:style-name="gr82" draw:text-style-name="P6" draw:layer="layout" svg:width="1.46cm" svg:height="0.357cm" svg:x="2.397cm" svg:y="13.105cm">
            <text:p text:style-name="P1"><text:span text:style-name="T5">Tab 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6" draw:layer="layout" svg:width="1.459cm" svg:height="0.357cm" svg:x="3.857cm" svg:y="13.105cm">
            <text:p text:style-name="P1"><text:span text:style-name="T5">Tab 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6" draw:layer="layout" svg:width="1.46cm" svg:height="0.357cm" svg:x="5.316cm" svg:y="13.105cm">
            <text:p text:style-name="P1"><text:span text:style-name="T5">Tab 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6" draw:layer="layout" svg:width="1.459cm" svg:height="0.357cm" svg:x="6.776cm" svg:y="13.105cm">
            <text:p text:style-name="P1"><text:span text:style-name="T5">…</text:span><text:span text:style-name="T5">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6" draw:text-style-name="P9" draw:layer="layout" svg:width="5.842cm" svg:height="2.089cm" svg:x="2.397cm" svg:y="13.3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success-flash-message">
          <svg:title>success-flash-message</svg:title>
          <svg:desc>mockup ui element</svg:desc>
          <draw:custom-shape draw:style-name="gr87" draw:text-style-name="P6" draw:layer="layout" svg:width="2.667cm" svg:height="0.381cm" svg:x="4.556cm" svg:y="13.445cm">
            <text:p text:style-name="P1"><text:span text:style-name="T5">Success flash messag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88" draw:text-style-name="P9" draw:layer="layout" svg:width="0.635cm" svg:height="0.381cm" svg:x="4.046cm" svg:y="13.445cm">
              <text:p/>
              <draw:enhanced-geometry svg:viewBox="0 0 21600 21600" draw:type="rectangle" draw:enhanced-path="M 0 0 L 21600 0 21600 21600 0 21600 0 0 Z N"/>
            </draw:custom-shape>
            <draw:custom-shape draw:style-name="gr89" draw:text-style-name="P9" draw:layer="layout" svg:width="0.254cm" svg:height="0.254cm" draw:transform="rotate (1.5707963267949) translate (4.236cm 13.762cm)">
              <text:p/>
              <draw:enhanced-geometry svg:viewBox="0 0 21600 21600" draw:mirror-horizontal="false" draw:mirror-vertical="true" draw:text-areas="0 0 21600 21600" draw:type="chevron" draw:modifiers="10672.9411764706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custom-shape draw:name="button" draw:style-name="gr90" draw:text-style-name="P6" draw:layer="layout" svg:width="1.397cm" svg:height="0.381cm" svg:x="7.477cm" svg:y="12.683cm">
          <svg:title>button</svg:title>
          <svg:desc>mockup ui element</svg:desc>
          <text:p text:style-name="P1"><text:span text:style-name="T5">Sign 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image">
          <svg:title>image</svg:title>
          <svg:desc>mockup ui element</svg:desc>
          <draw:custom-shape draw:style-name="gr91" draw:text-style-name="P6" draw:layer="layout" svg:width="1.116cm" svg:height="1.097cm" svg:x="2.551cm" svg:y="13.572cm">
            <text:p text:style-name="P1"><text:span text:style-name="T5">Avata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2" draw:text-style-name="P9" draw:layer="layout" svg:x1="2.604cm" svg:y1="13.572cm" svg:x2="3.614cm" svg:y2="14.647cm">
            <text:p/>
          </draw:line>
          <draw:line draw:style-name="gr93" draw:text-style-name="P9" draw:layer="layout" svg:x1="2.604cm" svg:y1="14.647cm" svg:x2="3.614cm" svg:y2="13.572cm">
            <text:p/>
          </draw:line>
        </draw:g>
        <draw:g draw:name="WYSIWYG editor">
          <svg:title>WYSIWYG editor</svg:title>
          <svg:desc>mockup ui element</svg:desc>
          <draw:custom-shape draw:style-name="gr94" draw:text-style-name="P14" draw:layer="layout" svg:width="2.666cm" svg:height="1.293cm" svg:x="4.275cm" svg:y="14.109cm">
            <text:p text:style-name="P7"><text:span text:style-name="T5">Textarea field</text:span></text:p>
            <text:p text:style-name="P7"><text:span text:style-name="T11">with wysiwyg edito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95" draw:text-style-name="P15" draw:layer="layout" svg:width="0.254cm" svg:height="0.916cm" svg:x="6.611cm" svg:y="14.368cm">
              <text:p text:style-name="P1"><text:span text:style-name="T11">-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96" draw:text-style-name="P9" draw:layer="layout" svg:width="0.178cm" svg:height="0.178cm" draw:transform="rotate (1.5707963267949) translate (6.649cm 15.233cm)">
                <text:p/>
                <draw:enhanced-geometry svg:viewBox="0 0 21600 21600" draw:mirror-horizontal="false" draw:mirror-vertical="true" draw:text-areas="0 0 21600 21600" draw:type="chevron" draw:modifiers="10672.941176470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7" draw:text-style-name="P9" draw:layer="layout" svg:width="0.178cm" svg:height="0.178cm" draw:transform="rotate (1.5707963267949) translate (6.649cm 14.598cm)">
                <text:p/>
                <draw:enhanced-geometry svg:viewBox="0 0 21600 21600" draw:mirror-horizontal="false" draw:mirror-vertical="false" draw:text-areas="0 0 21600 21600" draw:type="chevron" draw:modifiers="10913.089005235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</draw:g>
          <draw:custom-shape draw:style-name="gr98" draw:text-style-name="P16" draw:layer="layout" svg:width="2.666cm" svg:height="0.381cm" svg:x="4.276cm" svg:y="13.926cm">
            <text:p text:style-name="P1"><text:span text:style-name="T12">b</text:span><text:span text:style-name="T11"> <text:s text:c="2"/></text:span><text:span text:style-name="T13">i</text:span><text:span text:style-name="T11"> <text:s text:c="3"/>u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001.3986013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9" draw:text-style-name="P9" draw:layer="layout" svg:width="0.254cm" svg:height="0.281cm" svg:x="4.402cm" svg:y="13.97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0" draw:text-style-name="P9" draw:layer="layout" svg:width="0.254cm" svg:height="0.281cm" svg:x="4.702cm" svg:y="13.97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1" draw:text-style-name="P9" draw:layer="layout" svg:width="0.254cm" svg:height="0.281cm" svg:x="5.002cm" svg:y="13.97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2" draw:text-style-name="P17" draw:layer="layout" svg:width="0.711cm" svg:height="0.279cm" svg:x="5.342cm" svg:y="13.977cm">
            <text:p text:style-name="P1"><text:span text:style-name="T14">font family</text:span></text:p>
            <draw:enhanced-geometry svg:viewBox="0 0 21600 21600" draw:path-stretchpoint-x="10800" draw:path-stretchpoint-y="10800" draw:text-areas="?f3 ?f4 ?f5 ?f6" draw:type="round-rectangle" draw:modifiers="3134.1176470588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3" draw:text-style-name="P17" draw:layer="layout" svg:width="0.711cm" svg:height="0.279cm" svg:x="6.143cm" svg:y="13.977cm">
            <text:p text:style-name="P1"><text:span text:style-name="T14">font size</text:span></text:p>
            <draw:enhanced-geometry svg:viewBox="0 0 21600 21600" draw:path-stretchpoint-x="10800" draw:path-stretchpoint-y="10800" draw:text-areas="?f3 ?f4 ?f5 ?f6" draw:type="round-rectangle" draw:modifiers="3134.1176470588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name="system box" xml:id="id8" draw:id="id8">
          <svg:title>system box</svg:title>
          <svg:desc>System box : Container System, Layer, Panel, black/white box, Windows mockup
-&gt; From UML System symbol (Use case diagram)</svg:desc>
          <draw:rect draw:style-name="gr104" draw:text-style-name="P4" draw:layer="layout" svg:width="6.831cm" svg:height="0.5cm" svg:x="2.271cm" svg:y="12.131cm">
            <text:p text:style-name="P1"><text:span text:style-name="T4">Error Page</text:span></text:p>
          </draw:rect>
          <draw:rect draw:style-name="gr105" draw:text-style-name="P5" draw:layer="layout" svg:width="6.831cm" svg:height="2.829cm" svg:x="2.271cm" svg:y="12.631cm">
            <text:p/>
          </draw:rect>
        </draw:g>
        <draw:g draw:name="warning-flash-message">
          <svg:title>warning-flash-message</svg:title>
          <svg:desc>mockup ui element</svg:desc>
          <draw:custom-shape draw:style-name="gr106" draw:text-style-name="P6" draw:layer="layout" svg:width="2.667cm" svg:height="0.381cm" svg:x="15.961cm" svg:y="6.279cm">
            <text:p text:style-name="P1"><text:span text:style-name="T5">Warning flash messag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07" draw:text-style-name="P9" draw:layer="layout" svg:width="0.635cm" svg:height="0.381cm" svg:x="15.451cm" svg:y="6.279cm">
              <text:p/>
              <draw:enhanced-geometry svg:viewBox="0 0 21600 21600" draw:type="rectangle" draw:enhanced-path="M 0 0 L 21600 0 21600 21600 0 21600 0 0 Z N"/>
            </draw:custom-shape>
            <draw:custom-shape draw:style-name="gr108" draw:text-style-name="P18" draw:layer="layout" svg:width="0.329cm" svg:height="0.279cm" svg:x="15.604cm" svg:y="6.33cm">
              <text:p text:style-name="P1"><text:span text:style-name="T12">!</text:span></text:p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 draw:name="error-flash-message">
          <svg:title>error-flash-message</svg:title>
          <svg:desc>mockup ui element</svg:desc>
          <draw:custom-shape draw:style-name="gr109" draw:text-style-name="P6" draw:layer="layout" svg:width="2.667cm" svg:height="0.381cm" svg:x="4.556cm" svg:y="13.192cm">
            <text:p text:style-name="P1"><text:span text:style-name="T5">Error flash messag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0" draw:text-style-name="P6" draw:layer="layout" svg:width="0.635cm" svg:height="0.381cm" svg:x="4.046cm" svg:y="13.192cm">
              <text:p/>
              <draw:enhanced-geometry svg:viewBox="0 0 21600 21600" draw:type="rectangle" draw:enhanced-path="M 0 0 L 21600 0 21600 21600 0 21600 0 0 Z N"/>
            </draw:custom-shape>
            <draw:custom-shape draw:style-name="gr111" draw:text-style-name="P18" draw:layer="layout" svg:width="0.305cm" svg:height="0.305cm" svg:x="4.211cm" svg:y="13.23cm">
              <text:p text:style-name="P1"><text:span text:style-name="T12">X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name="entity">
          <svg:title>entity</svg:title>
          <svg:desc>Entity : Data, Class, Object and Form
- With attributes, types and options
- With processes, parameters and returns 
-&gt; From Entity-Relationship symbol 
-&gt; From UML Use Case and Class symbol</svg:desc>
          <draw:custom-shape draw:style-name="gr112" draw:text-style-name="P4" draw:layer="layout" svg:width="3.556cm" svg:height="0.508cm" svg:x="24.622cm" svg:y="16.621cm">
            <text:p text:style-name="P1"><text:span text:style-name="T4">SESSION Data Ent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3" draw:text-style-name="P10" draw:layer="layout" svg:width="3.556cm" svg:height="0.508cm" svg:x="24.622cm" svg:y="17.129cm">
            <text:p text:style-name="P7"><text:span text:style-name="T6">Attribu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4" draw:text-style-name="P10" draw:layer="layout" svg:width="3.556cm" svg:height="0.508cm" svg:x="24.622cm" svg:y="17.637cm">
            <text:p text:style-name="P7"><text:span text:style-name="T6">Proces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procedure" xml:id="id3" draw:id="id3">
          <svg:title>procedure</svg:title>
          <svg:desc>Procedure : Identfier number step and Tasks / Operations
-&gt; From Data Flow symbol </svg:desc>
          <draw:custom-shape draw:style-name="gr115" draw:text-style-name="P19" draw:layer="layout" svg:width="1.016cm" svg:height="0.508cm" svg:x="9.763cm" svg:y="3.032cm">
            <text:p text:style-name="P7"><text:span text:style-name="T4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6" draw:text-style-name="P20" draw:layer="layout" svg:width="3.556cm" svg:height="0.508cm" svg:x="9.763cm" svg:y="3.54cm">
            <text:p text:style-name="P7"><text:span text:style-name="T6">Descrip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7" draw:text-style-name="P21" draw:layer="layout" svg:width="2.54cm" svg:height="0.508cm" svg:x="10.779cm" svg:y="3.032cm">
            <text:p text:style-name="P7"><text:span text:style-name="T15">Click on Sign i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name="procedure" xml:id="id6" draw:id="id6">
          <svg:title>procedure</svg:title>
          <svg:desc>Procedure : Identfier number step and Tasks / Operations
-&gt; From Data Flow symbol </svg:desc>
          <draw:custom-shape draw:style-name="gr118" draw:text-style-name="P19" draw:layer="layout" svg:width="1.016cm" svg:height="0.508cm" svg:x="10.652cm" svg:y="8.62cm">
            <text:p text:style-name="P7"><text:span text:style-name="T4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9" draw:text-style-name="P20" draw:layer="layout" svg:width="3.556cm" svg:height="0.508cm" svg:x="10.652cm" svg:y="9.128cm">
            <text:p text:style-name="P7"><text:span text:style-name="T6">Descrip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21" draw:layer="layout" svg:width="2.54cm" svg:height="0.508cm" svg:x="11.668cm" svg:y="8.62cm">
            <text:p text:style-name="P7"><text:span text:style-name="T15">Submi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name="connector" draw:style-name="gr121" draw:text-style-name="P22" draw:layer="layout" svg:x1="13.319cm" svg:y1="3.54cm" svg:x2="14.997cm" svg:y2="5.331cm" draw:start-shape="id3" draw:start-glue-point="1" draw:end-shape="id4" draw:end-glue-point="3" svg:d="M13319 3540h839v1791h839" svg:viewBox="0 0 1679 1792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onnector draw:name="connector" draw:style-name="gr122" draw:text-style-name="P22" draw:layer="layout" svg:x1="8.212cm" svg:y1="5.177cm" svg:x2="9.763cm" svg:y2="3.54cm" draw:start-shape="id5" draw:start-glue-point="1" draw:end-shape="id3" draw:end-glue-point="3" svg:d="M8212 5177h776v-1637h775" svg:viewBox="0 0 1552 1638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onnector draw:name="connector" draw:style-name="gr123" draw:text-style-name="P22" draw:layer="layout" svg:x1="18.412cm" svg:y1="6.996cm" svg:x2="12.43cm" svg:y2="8.62cm" draw:start-shape="id4" draw:start-glue-point="2" draw:end-shape="id6" svg:d="M18412 6996v812h-5982v812" svg:viewBox="0 0 5983 1625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onnector draw:name="connector" draw:style-name="gr124" draw:text-style-name="P22" draw:layer="layout" svg:x1="12.43cm" svg:y1="9.636cm" svg:x2="15.618cm" svg:y2="12.05cm" draw:start-shape="id6" draw:start-glue-point="2" draw:end-shape="id7" draw:end-glue-point="0" svg:d="M12430 9636v1207h3188v1207" svg:viewBox="0 0 3189 2415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onnector draw:name="connector" draw:style-name="gr125" draw:text-style-name="P22" draw:layer="layout" svg:x1="10.652cm" svg:y1="9.128cm" svg:x2="5.686cm" svg:y2="12.131cm" draw:start-shape="id6" draw:start-glue-point="3" draw:end-shape="id8" draw:end-glue-point="0" svg:d="M10652 9128h-4966v3003" svg:viewBox="0 0 4967 3004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frame draw:style-name="standard" draw:layer="layout" svg:width="11.772cm" svg:height="2.487cm" svg:x="4.654cm" svg:y="16.778cm">
          <table:table table:template-name="default" table:use-first-row-styles="true" table:use-banding-rows-styles="true" table:use-banding-column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3"><text:span text:style-name="T16">Inputs list</text:span></text:p>
              </table:table-cell>
              <table:table-cell>
                <text:p text:style-name="P23"><text:span text:style-name="T16">Procedures list</text:span></text:p>
              </table:table-cell>
              <table:table-cell>
                <text:p text:style-name="P23"><text:span text:style-name="T16">Outputs list</text:span></text:p>
              </table:table-cell>
            </table:table-row>
            <table:table-row table:style-name="ro2" table:default-cell-style-name="ce2">
              <table:table-cell>
                <text:p text:style-name="P23"><text:span text:style-name="T17">Login &amp; password</text:span></text:p>
                <text:p text:style-name="P23"><text:span text:style-name="T17">User session id</text:span></text:p>
              </table:table-cell>
              <table:table-cell>
                <text:p text:style-name="P23"><text:span text:style-name="T17">Sign in</text:span></text:p>
                <text:p text:style-name="P23"><text:span text:style-name="T17">Sign out</text:span></text:p>
                <text:p text:style-name="P23"><text:span text:style-name="T17"/></text:p>
              </table:table-cell>
              <table:table-cell>
                <text:p text:style-name="P23"><text:span text:style-name="T17">User Session start</text:span></text:p>
                <text:p text:style-name="P23"><text:span text:style-name="T17">User Session ended</text:span></text:p>
              </table:table-cell>
            </table:table-row>
          </table:table>
          <draw:image xlink:href="Pictures/TablePreview1.svm" xlink:type="simple" xlink:show="embed" xlink:actuate="onLoad"/>
        </draw:frame>
        <draw:g draw:name="Clear and clean logo">
          <svg:title>Clear and Sane logo</svg:title>
          <svg:desc>logotype</svg:desc>
          <draw:custom-shape draw:style-name="gr126" draw:text-style-name="P24" draw:layer="layout" svg:width="1.524cm" svg:height="0.786cm" svg:x="3.387cm" svg:y="0.988cm">
            <text:p text:style-name="P1"><text:span text:style-name="T18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7" draw:text-style-name="P25" draw:layer="layout" svg:width="1.524cm" svg:height="0.786cm" svg:x="3.387cm" svg:y="1.75cm">
            <text:p text:style-name="P1"><text:span text:style-name="T19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26" draw:layer="layout" svg:width="0.356cm" svg:height="0.356cm" svg:x="3.971cm" svg:y="1.584cm">
            <text:p text:style-name="P1"><text:span text:style-name="T20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9" draw:text-style-name="P28" draw:layer="layout" svg:width="2.047cm" svg:height="0.607cm" svg:x="3.161cm" svg:y="2.452cm">
            <draw:text-box>
              <text:p text:style-name="P27"><text:span text:style-name="T21">Framework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7T08:43:14.574000000</meta:creation-date>
    <dc:date>2016-01-17T00:31:20.410000000</dc:date>
    <meta:editing-duration>PT1H56M</meta:editing-duration>
    <meta:editing-cycles>45</meta:editing-cycles>
    <meta:generator>LibreOffice/4.2.7.2$Windows_x86 LibreOffice_project/933c0aa564ec4f8883ed5732c866db48dca4dac5</meta:generator>
    <meta:document-statistic meta:object-count="171"/>
  </office:meta>
</office:document-meta>
</file>